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0bba7c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1e6fd3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2062a9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227aba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2429fa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295879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325e5d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35747a" style:font-size-asian="12pt" style:font-size-complex="12pt"/>
    </style:style>
    <style:style style:name="P10" style:family="paragraph" style:parent-style-name="Standard">
      <style:text-properties style:font-name="WenQuanYi Micro Hei" fo:font-size="12pt" officeooo:rsid="0009c66a" style:font-size-asian="12pt" style:font-size-complex="12pt"/>
    </style:style>
    <style:style style:name="P11" style:family="paragraph" style:parent-style-name="Standard">
      <style:text-properties style:font-name="WenQuanYi Micro Hei" fo:font-size="12pt" officeooo:rsid="0009c66a" officeooo:paragraph-rsid="001e6fd3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2a4b16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2a4b16" officeooo:paragraph-rsid="002c109c" style:font-size-asian="12pt" style:font-size-complex="12pt"/>
    </style:style>
    <style:style style:name="P14" style:family="paragraph" style:parent-style-name="Standard">
      <style:text-properties style:font-name="WenQuanYi Micro Hei" fo:font-size="12pt" officeooo:rsid="00369b49" officeooo:paragraph-rsid="00369b49" style:font-size-asian="12pt" style:font-size-complex="12pt"/>
    </style:style>
    <style:style style:name="P15" style:family="paragraph" style:parent-style-name="Standard">
      <style:text-properties style:font-name="WenQuanYi Micro Hei" fo:font-size="12pt" officeooo:rsid="000bba7c" officeooo:paragraph-rsid="001e6fd3" style:font-size-asian="12pt" style:font-size-complex="12pt"/>
    </style:style>
    <style:style style:name="P16" style:family="paragraph" style:parent-style-name="Standard">
      <style:text-properties style:font-name="WenQuanYi Micro Hei" fo:font-size="12pt" officeooo:paragraph-rsid="0010863e" style:font-size-asian="12pt" style:font-size-complex="12pt"/>
    </style:style>
    <style:style style:name="P17" style:family="paragraph" style:parent-style-name="Standard">
      <style:text-properties style:font-name="WenQuanYi Micro Hei" fo:font-size="12pt" officeooo:paragraph-rsid="0043d491" style:font-size-asian="12pt" style:font-size-complex="12pt"/>
    </style:style>
    <style:style style:name="T1" style:family="text">
      <style:text-properties officeooo:rsid="0009c66a"/>
    </style:style>
    <style:style style:name="T2" style:family="text">
      <style:text-properties officeooo:rsid="000bba7c"/>
    </style:style>
    <style:style style:name="T3" style:family="text">
      <style:text-properties officeooo:rsid="00106cac"/>
    </style:style>
    <style:style style:name="T4" style:family="text">
      <style:text-properties officeooo:rsid="0010d85d"/>
    </style:style>
    <style:style style:name="T5" style:family="text">
      <style:text-properties officeooo:rsid="0013aef7"/>
    </style:style>
    <style:style style:name="T6" style:family="text">
      <style:text-properties officeooo:rsid="001421f4"/>
    </style:style>
    <style:style style:name="T7" style:family="text">
      <style:text-properties officeooo:rsid="0015bb91"/>
    </style:style>
    <style:style style:name="T8" style:family="text">
      <style:text-properties officeooo:rsid="0016a7cc"/>
    </style:style>
    <style:style style:name="T9" style:family="text">
      <style:text-properties officeooo:rsid="0017fda5"/>
    </style:style>
    <style:style style:name="T10" style:family="text">
      <style:text-properties officeooo:rsid="0018d862"/>
    </style:style>
    <style:style style:name="T11" style:family="text">
      <style:text-properties officeooo:rsid="001ab2ad"/>
    </style:style>
    <style:style style:name="T12" style:family="text">
      <style:text-properties officeooo:rsid="001b9942"/>
    </style:style>
    <style:style style:name="T13" style:family="text">
      <style:text-properties officeooo:rsid="001ed96d"/>
    </style:style>
    <style:style style:name="T14" style:family="text">
      <style:text-properties officeooo:rsid="00233fc1"/>
    </style:style>
    <style:style style:name="T15" style:family="text">
      <style:text-properties officeooo:rsid="002429fa"/>
    </style:style>
    <style:style style:name="T16" style:family="text">
      <style:text-properties officeooo:rsid="00253436"/>
    </style:style>
    <style:style style:name="T17" style:family="text">
      <style:text-properties officeooo:rsid="00325e5d"/>
    </style:style>
    <style:style style:name="T18" style:family="text">
      <style:text-properties officeooo:rsid="0033a1e4"/>
    </style:style>
    <style:style style:name="T19" style:family="text">
      <style:text-properties officeooo:rsid="00344323"/>
    </style:style>
    <style:style style:name="T20" style:family="text">
      <style:text-properties officeooo:rsid="0035747a"/>
    </style:style>
    <style:style style:name="T21" style:family="text">
      <style:text-properties officeooo:rsid="0036a692"/>
    </style:style>
    <style:style style:name="T22" style:family="text">
      <style:text-properties officeooo:rsid="0038f587"/>
    </style:style>
    <style:style style:name="T23" style:family="text">
      <style:text-properties officeooo:rsid="0040dc01"/>
    </style:style>
    <style:style style:name="T24" style:family="text">
      <style:text-properties officeooo:rsid="0043d491"/>
    </style:style>
    <style:style style:name="T25" style:family="text">
      <style:text-properties officeooo:rsid="00453d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b即<text:span text:style-name="T1">Android Debug Bridge</text:span><text:span text:style-name="T8">，是一个通用的命令行工具，用来与安卓设备或模拟器交互</text:span><text:span text:style-name="T9">。adb是一种client</text:span><text:span text:style-name="T10">-server程序，由三个部分组成</text:span><text:span text:style-name="T11">：client</text:span><text:span text:style-name="T12">、server和daemon。</text:span></text:p>
      <text:p text:style-name="P2"><text:span text:style-name="T2">adb工具位于安卓sdk的platform</text:span><text:span text:style-name="T13">-tools目录下。</text:span></text:p>
      <text:p text:style-name="P10">adb命令语法——</text:p>
      <text:p text:style-name="P12">adb [-d | -e | -s &lt;serialNumber&gt;] &lt;command&gt;</text:p>
      <text:p text:style-name="P8"><text:span text:style-name="T17">-d：device，在USB连接的安卓设备上执行命令</text:span><text:span text:style-name="T19">，设备多于1个时报错。</text:span></text:p>
      <text:p text:style-name="P9"><text:span text:style-name="T17">-e：emulator</text:span><text:span text:style-name="T18">，在运行的安卓模拟器上执行命令</text:span><text:span text:style-name="T20">，运行的模拟器</text:span><text:span text:style-name="T19">多于1个时报错。</text:span></text:p>
      <text:p text:style-name="P14">-s：在指定的串口上执行命令。</text:p>
      <text:p text:style-name="P13">&lt;command&gt;选项——</text:p>
      <text:p text:style-name="P10">devices：列出当前连接到计算机的安卓设备或模拟器。</text:p>
      <text:p text:style-name="P4"><text:span text:style-name="T4">help</text:span><text:span text:style-name="T7">：显示adb命令的帮助信息。</text:span></text:p>
      <text:p text:style-name="P5"><text:span text:style-name="T4">version</text:span><text:span text:style-name="T7">：显示adb的版本信息</text:span><text:span text:style-name="T14">。</text:span></text:p>
      <text:p text:style-name="P6"><text:span text:style-name="T1">logcat </text:span><text:span text:style-name="T15">[option] [filter-specs]</text:span><text:span text:style-name="T1">：输出log数据到屏幕上</text:span><text:span text:style-name="T16">。</text:span></text:p>
      <text:p text:style-name="P7"><text:span text:style-name="T4">push &lt;local&gt; &lt;remote&gt;：拷贝本地文件到远程设备</text:span><text:span text:style-name="T5">。</text:span></text:p>
      <text:p text:style-name="P7"><text:span text:style-name="T4">pull &lt;remote&gt; &lt;local&gt;：拷贝远程设备的文件到本地</text:span><text:span text:style-name="T6">。</text:span></text:p>
      <text:p text:style-name="P7"><text:span text:style-name="T6">get</text:span><text:span text:style-name="T21">-serialno：输出串口信息。</text:span></text:p>
      <text:p text:style-name="P7"><text:span text:style-name="T21">get-state：输出设备或模拟器的状态</text:span><text:span text:style-name="T22">。</text:span></text:p>
      <text:p text:style-name="P10">shell：登录远程shell。</text:p>
      <text:p text:style-name="P16"><text:span text:style-name="T1">shell </text:span><text:span text:style-name="T3">&lt;shellCommand&gt;</text:span><text:span text:style-name="T1">：远程执行shell命令</text:span><text:span text:style-name="T23">，结束后退出shell。</text:span></text:p>
      <text:p text:style-name="P17"><text:span text:style-name="T24">remount：重新挂载</text:span><text:span text:style-name="T25">''</text:span><text:span text:style-name="T24">/system</text:span><text:span text:style-name="T25">''</text:span><text:span text:style-name="T24">分区，read</text:span><text:span text:style-name="T25">-write。</text:span></text:p>
      <text:p text:style-name="P11">详见安卓开发者网址：</text:p>
      <text:p text:style-name="P3"><text:span text:style-name="T2"><text:s/></text:span><text:a xlink:type="simple" xlink:href="http://developer.android.com/guide/developing/tools/adb.html"><text:span text:style-name="T2">http://developer.android.com/guide/developing/tools/adb.html</text:span>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3-27T15:50:19</meta:creation-date>
    <meta:generator>LibreOffice/4.0.2.2$Linux_X86_64 LibreOffice_project/400m0$Build-2</meta:generator>
    <dc:date>2015-03-27T18:00:49</dc:date>
    <dc:creator>hanjunjie </dc:creator>
    <meta:editing-duration>PT1H39M23S</meta:editing-duration>
    <meta:editing-cycles>64</meta:editing-cycles>
    <meta:document-statistic meta:table-count="0" meta:image-count="0" meta:object-count="0" meta:page-count="1" meta:paragraph-count="21" meta:word-count="325" meta:character-count="678" meta:non-whitespace-character-count="661"/>
  </office:meta>
</office:document-meta>
</file>